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meta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rsid="0168885e" officeooo:paragraph-rsid="0172e8b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168885e" officeooo:paragraph-rsid="0168885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170f729" officeooo:paragraph-rsid="0163c6cd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erif" fo:font-size="12pt" fo:font-weight="bold" officeooo:rsid="0175e4e7" officeooo:paragraph-rsid="0172e8b8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erif" fo:font-size="12pt" fo:font-weight="bold" officeooo:rsid="0168885e" officeooo:paragraph-rsid="0168885e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loext:opacity="0%" style:font-name="Liberation Serif" fo:font-size="12pt" fo:font-weight="bold" officeooo:rsid="0168885e" officeooo:paragraph-rsid="0172e8b8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erif" fo:font-size="13pt" fo:font-weight="normal" officeooo:rsid="0138f30a" officeooo:paragraph-rsid="0168885e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use-window-font-color="true" loext:opacity="0%" style:font-name="Liberation Serif" fo:font-size="13pt" fo:font-weight="normal" officeooo:rsid="0138f30a" officeooo:paragraph-rsid="0176c5a0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3pt" fo:font-weight="normal" officeooo:rsid="0176c5a0" officeooo:paragraph-rsid="0176c5a0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3pt" fo:font-weight="normal" officeooo:rsid="01779a11" officeooo:paragraph-rsid="0176c5a0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use-window-font-color="true" loext:opacity="0%" style:font-name="Liberation Serif" fo:font-size="13pt" fo:font-weight="normal" officeooo:rsid="017bb484" officeooo:paragraph-rsid="018c2d1b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3pt" fo:font-weight="normal" officeooo:rsid="017cc977" officeooo:paragraph-rsid="018c2d1b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846578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text-properties style:use-window-font-color="true" loext:opacity="0%" style:font-name="sans-serif" fo:font-size="15pt" fo:font-weight="bold" officeooo:rsid="0163c6cd" officeooo:paragraph-rsid="0163c6cd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paragraph-rsid="01544e31"/>
    </style:style>
    <style:style style:name="P18" style:family="paragraph" style:parent-style-name="Standard">
      <style:text-properties officeooo:paragraph-rsid="0154dbaf"/>
    </style:style>
    <style:style style:name="P19" style:family="paragraph" style:parent-style-name="Standard">
      <style:text-properties officeooo:rsid="0154dbaf" officeooo:paragraph-rsid="0154dbaf"/>
    </style:style>
    <style:style style:name="P20" style:family="paragraph" style:parent-style-name="Standard">
      <style:text-properties officeooo:rsid="0158f8e2" officeooo:paragraph-rsid="0158f8e2"/>
    </style:style>
    <style:style style:name="P21" style:family="paragraph" style:parent-style-name="Standard">
      <style:text-properties officeooo:paragraph-rsid="01604009"/>
    </style:style>
    <style:style style:name="P22" style:family="paragraph" style:parent-style-name="Standard">
      <style:text-properties officeooo:paragraph-rsid="0161ae49"/>
    </style:style>
    <style:style style:name="P23" style:family="paragraph" style:parent-style-name="Standard">
      <style:text-properties officeooo:rsid="0162e24e" officeooo:paragraph-rsid="0162e24e"/>
    </style:style>
    <style:style style:name="P24" style:family="paragraph" style:parent-style-name="Standard">
      <style:text-properties officeooo:paragraph-rsid="01662f1e"/>
    </style:style>
    <style:style style:name="P25" style:family="paragraph" style:parent-style-name="Standard">
      <style:text-properties officeooo:rsid="0167f702" officeooo:paragraph-rsid="0167f702"/>
    </style:style>
    <style:style style:name="P26" style:family="paragraph" style:parent-style-name="Standard">
      <style:text-properties fo:color="#000000" loext:opacity="100%" style:font-name="Liberation Serif" fo:font-size="13pt" fo:font-weight="normal" officeooo:rsid="00fec60d" officeooo:paragraph-rsid="0181c365" style:font-size-asian="13pt" style:font-weight-asian="normal" style:font-size-complex="13pt" style:font-weight-complex="normal"/>
    </style:style>
    <style:style style:name="P27" style:family="paragraph" style:parent-style-name="Standard">
      <style:text-properties fo:color="#000000" loext:opacity="100%" style:font-name="Liberation Serif" fo:font-size="13pt" fo:font-weight="normal" officeooo:rsid="00fd108b" officeooo:paragraph-rsid="0181c365" style:font-size-asian="13pt" style:font-weight-asian="normal" style:font-size-complex="13pt" style:font-weight-complex="normal"/>
    </style:style>
    <style:style style:name="P28" style:family="paragraph" style:parent-style-name="Standard">
      <style:text-properties fo:color="#000000" loext:opacity="100%" style:font-name="Liberation Serif" fo:font-size="13pt" fo:font-weight="normal" officeooo:rsid="00fde3a6" officeooo:paragraph-rsid="0181c365" style:font-size-asian="13pt" style:font-weight-asian="normal" style:font-size-complex="13pt" style:font-weight-complex="normal"/>
    </style:style>
    <style:style style:name="P29" style:family="paragraph" style:parent-style-name="Standard">
      <style:text-properties fo:color="#000000" loext:opacity="100%" style:font-name="Liberation Serif" fo:font-size="13pt" fo:font-weight="normal" officeooo:rsid="00fe3cd3" officeooo:paragraph-rsid="0181c365" style:font-size-asian="13pt" style:font-weight-asian="normal" style:font-size-complex="13pt" style:font-weight-complex="normal"/>
    </style:style>
    <style:style style:name="P30" style:family="paragraph" style:parent-style-name="Standard">
      <style:text-properties fo:color="#000000" loext:opacity="100%" style:font-name="Liberation Serif" fo:font-size="14pt" fo:font-weight="bold" officeooo:rsid="00fd108b" officeooo:paragraph-rsid="0181c365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style:font-name="Liberation Serif" fo:font-size="14pt" fo:font-weight="bold" officeooo:rsid="00fde3a6" officeooo:paragraph-rsid="0181c365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style:font-name="Liberation Serif" fo:font-size="14pt" fo:font-weight="bold" officeooo:rsid="00fec60d" officeooo:paragraph-rsid="0181c365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loext:opacity="100%" style:font-name="Liberation Serif" fo:font-size="14pt" fo:font-weight="bold" officeooo:rsid="00fec60d" officeooo:paragraph-rsid="018509c5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style:font-name="Liberation Serif" fo:font-size="14pt" fo:font-weight="bold" officeooo:rsid="018509c5" officeooo:paragraph-rsid="01863b10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loext:opacity="100%" style:font-name="Liberation Serif" fo:font-size="14pt" fo:font-weight="bold" officeooo:rsid="018509c5" officeooo:paragraph-rsid="0188f798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Liberation Serif" fo:font-size="11pt" fo:font-weight="bold" officeooo:rsid="018509c5" officeooo:paragraph-rsid="01863b10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loext:opacity="100%" style:font-name="Liberation Serif" fo:font-size="11pt" fo:font-weight="bold" officeooo:rsid="018509c5" officeooo:paragraph-rsid="0188f798" style:font-size-asian="11pt" style:font-weight-asian="bold" style:font-size-complex="11pt" style:font-weight-complex="bold"/>
    </style:style>
    <style:style style:name="P38" style:family="paragraph" style:parent-style-name="Standard">
      <style:text-properties fo:color="#000000" loext:opacity="100%" style:font-name="Liberation Serif" fo:font-size="11pt" fo:font-weight="normal" officeooo:rsid="018509c5" officeooo:paragraph-rsid="018509c5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loext:opacity="100%" style:font-name="Liberation Serif" fo:font-size="11pt" fo:font-weight="normal" officeooo:rsid="018509c5" officeooo:paragraph-rsid="01863b10" style:font-size-asian="11pt" style:font-weight-asian="normal" style:font-size-complex="11pt" style:font-weight-complex="normal"/>
    </style:style>
    <style:style style:name="P40" style:family="paragraph" style:parent-style-name="Standard">
      <style:text-properties fo:color="#000000" loext:opacity="100%" style:font-name="Liberation Serif" fo:font-size="11pt" fo:font-weight="normal" officeooo:rsid="018509c5" officeooo:paragraph-rsid="0188f798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b6610" officeooo:paragraph-rsid="016b6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style:font-name="Liberation Serif" fo:font-size="13pt" officeooo:rsid="0169ebf1" officeooo:paragraph-rsid="01846578" style:font-size-asian="13pt" style:font-size-complex="13pt"/>
    </style:style>
    <style:style style:name="P44" style:family="paragraph" style:parent-style-name="Standard">
      <style:text-properties style:font-name="Liberation Serif" fo:font-size="13pt" officeooo:rsid="0138f30a" officeooo:paragraph-rsid="0182c0e2" style:font-size-asian="13pt" style:font-size-complex="13pt"/>
    </style:style>
    <style:style style:name="P45" style:family="paragraph" style:parent-style-name="Standard">
      <style:text-properties style:font-name="Liberation Serif" fo:font-size="13pt" fo:font-weight="bold" officeooo:rsid="016b519c" officeooo:paragraph-rsid="01846578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Liberation Serif" fo:font-size="13pt" fo:font-weight="bold" officeooo:rsid="0051c2c7" officeooo:paragraph-rsid="01846578" style:font-size-asian="13pt" style:font-weight-asian="bold" style:font-size-complex="13pt" style:font-weight-complex="bold"/>
    </style:style>
    <style:style style:name="P47" style:family="paragraph" style:parent-style-name="Standard">
      <style:text-properties style:font-name="Liberation Serif" fo:font-size="13pt" fo:font-weight="normal" officeooo:rsid="00b428b8" officeooo:paragraph-rsid="01846578" style:font-size-asian="13pt" style:font-weight-asian="normal" style:font-size-complex="13pt" style:font-weight-complex="normal"/>
    </style:style>
    <style:style style:name="P48" style:family="paragraph" style:parent-style-name="Standard">
      <style:text-properties style:font-name="Liberation Serif" fo:font-size="13pt" fo:font-weight="normal" officeooo:rsid="0165a4d7" officeooo:paragraph-rsid="01846578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weight="normal" officeooo:paragraph-rsid="0170f729" style:font-weight-asian="normal" style:font-weight-complex="normal"/>
    </style:style>
    <style:style style:name="P50" style:family="paragraph" style:parent-style-name="Standard">
      <style:text-properties officeooo:rsid="0170f729" officeooo:paragraph-rsid="0170f729"/>
    </style:style>
    <style:style style:name="P51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94aeb5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text-properties style:use-window-font-color="true" loext:opacity="0%" style:font-name="Liberation Serif" fo:font-size="13pt" fo:font-weight="normal" officeooo:rsid="0138f30a" officeooo:paragraph-rsid="019b5141" style:font-size-asian="13pt" style:font-weight-asian="normal" style:font-size-complex="13pt" style:font-weight-complex="normal"/>
    </style:style>
    <style:style style:name="P53" style:family="paragraph" style:parent-style-name="Standard">
      <style:text-properties style:use-window-font-color="true" loext:opacity="0%" style:font-name="Liberation Serif" fo:font-size="12pt" fo:font-weight="bold" officeooo:rsid="0175e4e7" officeooo:paragraph-rsid="01846578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" fo:font-size="13pt" fo:font-weight="bold" officeooo:rsid="0051c2c7" officeooo:paragraph-rsid="01846578" style:font-size-asian="13pt" style:font-weight-asian="bold" style:font-size-complex="13pt" style:font-weight-complex="bold"/>
    </style:style>
    <style:style style:name="P55" style:family="paragraph" style:parent-style-name="Standard">
      <style:text-properties style:font-name="Liberation Serif" fo:font-size="13pt" officeooo:rsid="0165a4d7" officeooo:paragraph-rsid="0194aeb5" style:font-size-asian="13pt" style:font-size-complex="13pt"/>
    </style:style>
    <style:style style:name="P56" style:family="paragraph" style:parent-style-name="Standard">
      <style:text-properties style:font-name="Liberation Serif" fo:font-size="13pt" officeooo:rsid="0169ebf1" officeooo:paragraph-rsid="0194aeb5" style:font-size-asian="13pt" style:font-size-complex="13pt"/>
    </style:style>
    <style:style style:name="P57" style:family="paragraph" style:parent-style-name="Standard">
      <style:text-properties style:font-name="Liberation Serif" fo:font-size="13pt" fo:font-weight="normal" officeooo:rsid="0165a4d7" officeooo:paragraph-rsid="0194aeb5" style:font-size-asian="13pt" style:font-weight-asian="normal" style:font-size-complex="13pt" style:font-weight-complex="normal"/>
    </style:style>
    <style:style style:name="P58" style:family="paragraph" style:parent-style-name="Standard">
      <style:text-properties style:font-name="Liberation Serif" fo:font-size="13pt" fo:font-style="italic" fo:font-weight="normal" officeooo:rsid="00b428b8" officeooo:paragraph-rsid="0194aeb5" style:font-size-asian="13pt" style:font-style-asian="italic" style:font-weight-asian="normal" style:font-size-complex="13pt" style:font-style-complex="italic" style:font-weight-complex="normal"/>
    </style:style>
    <style:style style:name="P59" style:family="paragraph" style:parent-style-name="Standard">
      <style:text-properties fo:color="#000000" loext:opacity="100%" style:font-name="Liberation Serif" fo:font-size="14pt" fo:font-weight="bold" officeooo:rsid="00fec60d" officeooo:paragraph-rsid="019b5141" style:font-size-asian="14pt" style:font-weight-asian="bold" style:font-size-complex="14pt" style:font-weight-complex="bold"/>
    </style:style>
    <style:style style:name="P60" style:family="paragraph" style:parent-style-name="Standard">
      <style:text-properties fo:color="#000000" loext:opacity="100%" style:font-name="Liberation Serif" fo:font-size="13pt" fo:font-weight="normal" officeooo:rsid="00fec60d" officeooo:paragraph-rsid="019b5141" style:font-size-asian="13pt" style:font-weight-asian="normal" style:font-size-complex="13pt" style:font-weight-complex="normal"/>
    </style:style>
    <style:style style:name="T1" style:family="text">
      <style:text-properties officeooo:rsid="0138f30a"/>
    </style:style>
    <style:style style:name="T2" style:family="text">
      <style:text-properties officeooo:rsid="015333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18049e" style:font-weight-asian="bold" style:font-weight-complex="bold"/>
    </style:style>
    <style:style style:name="T5" style:family="text">
      <style:text-properties fo:font-weight="bold" officeooo:rsid="015ef4df" style:font-weight-asian="bold" style:font-weight-complex="bold"/>
    </style:style>
    <style:style style:name="T6" style:family="text">
      <style:text-properties fo:font-weight="bold" officeooo:rsid="0168885e" style:font-weight-asian="bold" style:font-weight-complex="bold"/>
    </style:style>
    <style:style style:name="T7" style:family="text">
      <style:text-properties fo:font-weight="bold" officeooo:rsid="0176c5a0" style:font-weight-asian="bold" style:font-weight-complex="bold"/>
    </style:style>
    <style:style style:name="T8" style:family="text">
      <style:text-properties fo:font-weight="bold" officeooo:rsid="0182c0e2" style:font-weight-asian="bold" style:font-weight-complex="bold"/>
    </style:style>
    <style:style style:name="T9" style:family="text">
      <style:text-properties fo:font-weight="bold" officeooo:rsid="0051c2c7" style:font-weight-asian="bold" style:font-weight-complex="bold"/>
    </style:style>
    <style:style style:name="T10" style:family="text">
      <style:text-properties fo:font-weight="bold" officeooo:rsid="0165a4d7" style:font-weight-asian="bold" style:font-weight-complex="bold"/>
    </style:style>
    <style:style style:name="T11" style:family="text">
      <style:text-properties fo:font-weight="bold" officeooo:rsid="0166d837" style:font-weight-asian="bold" style:font-weight-complex="bold"/>
    </style:style>
    <style:style style:name="T12" style:family="text">
      <style:text-properties fo:font-weight="bold" officeooo:rsid="0169ebf1" style:font-weight-asian="bold" style:font-weight-complex="bold"/>
    </style:style>
    <style:style style:name="T13" style:family="text">
      <style:text-properties fo:font-weight="bold" officeooo:rsid="016b519c" style:font-weight-asian="bold" style:font-weight-complex="bold"/>
    </style:style>
    <style:style style:name="T14" style:family="text">
      <style:text-properties fo:font-weight="bold" officeooo:rsid="01846578" style:font-weight-asian="bold" style:font-weight-complex="bold"/>
    </style:style>
    <style:style style:name="T15" style:family="text">
      <style:text-properties fo:font-weight="bold" officeooo:rsid="0194aeb5" style:font-weight-asian="bold" style:font-weight-complex="bold"/>
    </style:style>
    <style:style style:name="T16" style:family="text">
      <style:text-properties style:font-name="sans-serif" fo:font-size="15pt" fo:font-weight="bold" officeooo:rsid="01544e31" style:font-size-asian="15pt" style:font-weight-asian="bold" style:font-size-complex="15pt" style:font-weight-complex="bold"/>
    </style:style>
    <style:style style:name="T17" style:family="text">
      <style:text-properties style:font-name="sans-serif" fo:font-weight="bold" officeooo:rsid="0168885e" style:font-weight-asian="bold" style:font-weight-complex="bold"/>
    </style:style>
    <style:style style:name="T18" style:family="text">
      <style:text-properties officeooo:rsid="01544e31"/>
    </style:style>
    <style:style style:name="T19" style:family="text">
      <style:text-properties officeooo:rsid="0154dbaf"/>
    </style:style>
    <style:style style:name="T20" style:family="text">
      <style:text-properties officeooo:rsid="0154dfcc"/>
    </style:style>
    <style:style style:name="T21" style:family="text">
      <style:text-properties officeooo:rsid="015cb460"/>
    </style:style>
    <style:style style:name="T22" style:family="text">
      <style:text-properties officeooo:rsid="0161ae49"/>
    </style:style>
    <style:style style:name="T23" style:family="text">
      <style:text-properties officeooo:rsid="01662f1e"/>
    </style:style>
    <style:style style:name="T24" style:family="text">
      <style:text-properties officeooo:rsid="0169974a"/>
    </style:style>
    <style:style style:name="T25" style:family="text">
      <style:text-properties officeooo:rsid="01798008"/>
    </style:style>
    <style:style style:name="T26" style:family="text">
      <style:text-properties officeooo:rsid="017aecf0"/>
    </style:style>
    <style:style style:name="T27" style:family="text">
      <style:text-properties officeooo:rsid="010179af"/>
    </style:style>
    <style:style style:name="T28" style:family="text">
      <style:text-properties officeooo:rsid="01031a08"/>
    </style:style>
    <style:style style:name="T29" style:family="text">
      <style:text-properties officeooo:rsid="00fde3a6"/>
    </style:style>
    <style:style style:name="T30" style:family="text">
      <style:text-properties officeooo:rsid="00fd108b"/>
    </style:style>
    <style:style style:name="T31" style:family="text">
      <style:text-properties officeooo:rsid="00fe3cd3"/>
    </style:style>
    <style:style style:name="T32" style:family="text">
      <style:text-properties officeooo:rsid="0166d837"/>
    </style:style>
    <style:style style:name="T33" style:family="text">
      <style:text-properties officeooo:rsid="0169a5b1"/>
    </style:style>
    <style:style style:name="T34" style:family="text">
      <style:text-properties officeooo:rsid="0168bcf6"/>
    </style:style>
    <style:style style:name="T35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use-window-font-color="true" loext:opacity="0%" fo:font-style="italic" fo:font-weight="normal" officeooo:rsid="0169a5b1" style:font-style-asian="italic" style:font-weight-asian="normal" style:font-style-complex="italic" style:font-weight-complex="normal"/>
    </style:style>
    <style:style style:name="T37" style:family="text">
      <style:text-properties style:use-window-font-color="true" loext:opacity="0%" fo:font-style="italic" officeooo:rsid="0168bcf6" style:font-style-asian="italic" style:font-style-complex="italic"/>
    </style:style>
    <style:style style:name="T38" style:family="text">
      <style:text-properties style:use-window-font-color="true" loext:opacity="0%" fo:font-style="italic" officeooo:rsid="0169a5b1" style:font-style-asian="italic" style:font-style-complex="italic"/>
    </style:style>
    <style:style style:name="T39" style:family="text">
      <style:text-properties style:use-window-font-color="true" loext:opacity="0%" fo:font-style="italic" officeooo:rsid="0169bf57" style:font-style-asian="italic" style:font-style-complex="italic"/>
    </style:style>
    <style:style style:name="T40" style:family="text">
      <style:text-properties style:use-window-font-color="true" loext:opacity="0%" fo:font-weight="bold" officeooo:rsid="0118049e" style:font-weight-asian="bold" style:font-weight-complex="bold"/>
    </style:style>
    <style:style style:name="T41" style:family="text">
      <style:text-properties style:use-window-font-color="true" loext:opacity="0%" fo:font-weight="bold" officeooo:rsid="0182c0e2" style:font-weight-asian="bold" style:font-weight-complex="bold"/>
    </style:style>
    <style:style style:name="T42" style:family="text">
      <style:text-properties style:use-window-font-color="true" loext:opacity="0%" style:font-name="Liberation Serif" fo:font-size="12pt" officeooo:rsid="0170f729" style:font-size-asian="12pt" style:font-size-complex="12pt"/>
    </style:style>
    <style:style style:name="T43" style:family="text">
      <style:text-properties style:use-window-font-color="true" loext:opacity="0%" officeooo:rsid="0138f30a"/>
    </style:style>
    <style:style style:name="T44" style:family="text">
      <style:text-properties officeooo:rsid="01846578"/>
    </style:style>
    <style:style style:name="T45" style:family="text">
      <style:text-properties officeooo:rsid="018509c5"/>
    </style:style>
    <style:style style:name="T46" style:family="text">
      <style:text-properties officeooo:rsid="01863b10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863b10" style:font-weight-asian="normal" style:font-weight-complex="normal"/>
    </style:style>
    <style:style style:name="T49" style:family="text">
      <style:text-properties officeooo:rsid="01879ff8"/>
    </style:style>
    <style:style style:name="T50" style:family="text">
      <style:text-properties officeooo:rsid="0188f798"/>
    </style:style>
    <style:style style:name="T51" style:family="text">
      <style:text-properties officeooo:rsid="0172e8b8"/>
    </style:style>
    <style:style style:name="T52" style:family="text">
      <style:text-properties officeooo:rsid="0176c5a0"/>
    </style:style>
    <style:style style:name="T53" style:family="text">
      <style:text-properties officeooo:rsid="0175e4e7"/>
    </style:style>
    <style:style style:name="T54" style:family="text">
      <style:text-properties officeooo:rsid="0051c2c7"/>
    </style:style>
    <style:style style:name="T55" style:family="text">
      <style:text-properties officeooo:rsid="016ce3c1"/>
    </style:style>
    <style:style style:name="T56" style:family="text">
      <style:text-properties officeooo:rsid="016ed858"/>
    </style:style>
    <style:style style:name="T57" style:family="text">
      <style:text-properties officeooo:rsid="018c2d1b"/>
    </style:style>
    <style:style style:name="T58" style:family="text">
      <style:text-properties officeooo:rsid="0170f729"/>
    </style:style>
    <style:style style:name="T59" style:family="text">
      <style:text-properties officeooo:rsid="0194aeb5"/>
    </style:style>
    <style:style style:name="T60" style:family="text">
      <style:text-properties officeooo:rsid="0165a4d7"/>
    </style:style>
    <style:style style:name="T61" style:family="text">
      <style:text-properties officeooo:rsid="0169ebf1"/>
    </style:style>
    <style:style style:name="T62" style:family="text">
      <style:text-properties officeooo:rsid="01963f20"/>
    </style:style>
    <style:style style:name="T63" style:family="text">
      <style:text-properties officeooo:rsid="019b514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xercice 1 :</text:p>
      <text:p text:style-name="P27">Soit <draw:frame draw:style-name="fr1" draw:name="Objet50" text:anchor-type="as-char" svg:y="-0.377cm" svg:width="0.45cm" svg:height="0.467cm" draw:z-index="0"><draw:object xlink:href="./Object 52" xlink:type="simple" xlink:show="embed" xlink:actuate="onLoad"/><draw:image xlink:href="./ObjectReplacements/Object 52" xlink:type="simple" xlink:show="embed" xlink:actuate="onLoad"/><svg:desc>formule</svg:desc></draw:frame>la fonction définie sur <draw:frame draw:style-name="fr1" draw:name="Objet51" text:anchor-type="as-char" svg:y="-0.295cm" svg:width="0.549cm" svg:height="0.385cm" draw:z-index="1"><draw:object xlink:href="./Object 53" xlink:type="simple" xlink:show="embed" xlink:actuate="onLoad"/><draw:image xlink:href="./ObjectReplacements/Object 53" xlink:type="simple" xlink:show="embed" xlink:actuate="onLoad"/><svg:desc>formule</svg:desc></draw:frame>par <draw:frame draw:style-name="fr1" draw:name="Objet52" text:anchor-type="as-char" svg:y="-0.473cm" svg:width="1.949cm" svg:height="0.616cm" draw:z-index="2"><draw:object xlink:href="./Object 54" xlink:type="simple" xlink:show="embed" xlink:actuate="onLoad"/><draw:image xlink:href="./ObjectReplacements/Object 54" xlink:type="simple" xlink:show="embed" xlink:actuate="onLoad"/><svg:desc>formule</svg:desc></draw:frame>, <draw:frame draw:style-name="fr1" draw:name="Objet53" text:anchor-type="as-char" svg:y="-0.377cm" svg:width="0.43cm" svg:height="0.467cm" draw:z-index="3"><draw:object xlink:href="./Object 55" xlink:type="simple" xlink:show="embed" xlink:actuate="onLoad"/><draw:image xlink:href="./ObjectReplacements/Object 55" xlink:type="simple" xlink:show="embed" xlink:actuate="onLoad"/><svg:desc>formule</svg:desc></draw:frame>la fonction définie sur <draw:frame draw:style-name="fr1" draw:name="Objet54" text:anchor-type="as-char" svg:y="-0.318cm" svg:width="0.577cm" svg:height="0.416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par <draw:frame draw:style-name="fr1" draw:name="Objet55" text:anchor-type="as-char" svg:y="-0.446cm" svg:width="2.693cm" svg:height="0.589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et <text:s/><draw:frame draw:style-name="fr1" draw:name="Objet56" text:anchor-type="as-char" svg:y="-0.407cm" svg:width="0.552cm" svg:height="0.506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la fonction définie sur <draw:frame draw:style-name="fr1" draw:name="Objet57" text:anchor-type="as-char" svg:y="-0.407cm" svg:width="1.757cm" svg:height="0.506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par <draw:frame draw:style-name="fr1" draw:name="Objet58" text:anchor-type="as-char" svg:y="-0.471cm" svg:width="2.198cm" svg:height="0.614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27">1. Préciser l’ensemble de définition de <draw:frame draw:style-name="fr1" draw:name="Objet59" text:anchor-type="as-char" svg:y="-0.407cm" svg:width="1.004cm" svg:height="0.506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 <text:span text:style-name="T29">puis déterminer explicitement </text:span><text:span text:style-name="T29"><draw:frame draw:style-name="fr1" draw:name="Objet60" text:anchor-type="as-char" svg:y="-0.446cm" svg:width="2.037cm" svg:height="0.589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9">.</text:span></text:p>
      <text:p text:style-name="P28">2. <text:span text:style-name="T30">Préciser l’ensemble de définition de </text:span><text:span text:style-name="T30"><draw:frame draw:style-name="fr1" draw:name="Objet61" text:anchor-type="as-char" svg:y="-0.407cm" svg:width="1.004cm" svg:height="0.506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0">, </text:span>puis déterminer explicitement <draw:frame draw:style-name="fr1" draw:name="Objet62" text:anchor-type="as-char" svg:y="-0.446cm" svg:width="2.037cm" svg:height="0.589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28">3. <text:span text:style-name="T30">Préciser l’ensemble de définition de </text:span><text:span text:style-name="T30"><draw:frame draw:style-name="fr1" draw:name="Objet63" text:anchor-type="as-char" svg:y="-0.407cm" svg:width="1.087cm" svg:height="0.506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30">, </text:span>puis déterminer explicitement <draw:frame draw:style-name="fr1" draw:name="Objet64" text:anchor-type="as-char" svg:y="-0.446cm" svg:width="2.12cm" svg:height="0.589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28">4. <text:span text:style-name="T30">Préciser l’ensemble de définition de </text:span><text:span text:style-name="T30"><draw:frame draw:style-name="fr1" draw:name="Objet65" text:anchor-type="as-char" svg:y="-0.407cm" svg:width="1.087cm" svg:height="0.50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0">, </text:span>puis déterminer explicitement <draw:frame draw:style-name="fr1" draw:name="Objet66" text:anchor-type="as-char" svg:y="-0.446cm" svg:width="2.12cm" svg:height="0.589cm" draw:z-index="16"><draw:object xlink:href="./Object 68" xlink:type="simple" xlink:show="embed" xlink:actuate="onLoad"/><draw:image xlink:href="./ObjectReplacements/Object 68" xlink:type="simple" xlink:show="embed" xlink:actuate="onLoad"/><svg:desc>formule</svg:desc></draw:frame></text:p>
      <text:p text:style-name="P28"/>
      <text:p text:style-name="P31">Exercice 2 :</text:p>
      <text:p text:style-name="P28">Calculer la dérivée des fonctions <text:span text:style-name="T30"><draw:frame draw:style-name="fr1" draw:name="Objet67" text:anchor-type="as-char" svg:y="-0.407cm" svg:width="0.436cm" svg:height="0.506cm" draw:z-index="1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30">, </text:span><text:span text:style-name="T30"><draw:frame draw:style-name="fr1" draw:name="Objet68" text:anchor-type="as-char" svg:y="-0.407cm" svg:width="0.471cm" svg:height="0.506cm" draw:z-index="18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30"><text:s/>,</text:span> <draw:frame draw:style-name="fr1" draw:name="Objet69" text:anchor-type="as-char" svg:y="-0.407cm" svg:width="0.467cm" svg:height="0.506cm" draw:z-index="19"><draw:object xlink:href="./Object 71" xlink:type="simple" xlink:show="embed" xlink:actuate="onLoad"/><draw:image xlink:href="./ObjectReplacements/Object 71" xlink:type="simple" xlink:show="embed" xlink:actuate="onLoad"/><svg:desc>formule</svg:desc></draw:frame><text:s/>et <draw:frame draw:style-name="fr1" draw:name="Objet70" text:anchor-type="as-char" svg:y="-0.407cm" svg:width="0.464cm" svg:height="0.506cm" draw:z-index="20"><draw:object xlink:href="./Object 72" xlink:type="simple" xlink:show="embed" xlink:actuate="onLoad"/><draw:image xlink:href="./ObjectReplacements/Object 72" xlink:type="simple" xlink:show="embed" xlink:actuate="onLoad"/><svg:desc>formule</svg:desc></draw:frame>dérivables sur <draw:frame draw:style-name="fr1" draw:name="Objet71" text:anchor-type="as-char" svg:y="-0.318cm" svg:width="0.577cm" svg:height="0.416cm" draw:z-index="21"><draw:object xlink:href="./Object 73" xlink:type="simple" xlink:show="embed" xlink:actuate="onLoad"/><draw:image xlink:href="./ObjectReplacements/Object 73" xlink:type="simple" xlink:show="embed" xlink:actuate="onLoad"/><svg:desc>formule</svg:desc></draw:frame><text:span text:style-name="T31">dont on donne l’expression :</text:span></text:p>
      <text:p text:style-name="P29">a. <draw:frame draw:style-name="fr1" draw:name="Objet72" text:anchor-type="as-char" svg:y="-0.545cm" svg:width="3.702cm" svg:height="0.686cm" draw:z-index="22"><draw:object xlink:href="./Object 74" xlink:type="simple" xlink:show="embed" xlink:actuate="onLoad"/><draw:image xlink:href="./ObjectReplacements/Object 74" xlink:type="simple" xlink:show="embed" xlink:actuate="onLoad"/><svg:desc>formule</svg:desc></draw:frame><text:s text:c="2"/><text:tab/><text:tab/>b. <draw:frame draw:style-name="fr1" draw:name="Objet73" text:anchor-type="as-char" svg:y="-0.473cm" svg:width="3.23cm" svg:height="0.616cm" draw:z-index="2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29"><text:tab/></text:p>
      <text:p text:style-name="P29">c. <draw:frame draw:style-name="fr1" draw:name="Objet76" text:anchor-type="as-char" svg:y="-0.67cm" svg:width="3.089cm" svg:height="1.187cm" draw:z-index="24"><draw:object xlink:href="./Object 76" xlink:type="simple" xlink:show="embed" xlink:actuate="onLoad"/><draw:image xlink:href="./ObjectReplacements/Object 76" xlink:type="simple" xlink:show="embed" xlink:actuate="onLoad"/><svg:desc>formule</svg:desc></draw:frame><text:tab/><text:tab/>d. <draw:frame draw:style-name="fr1" draw:name="Objet77" text:anchor-type="as-char" svg:y="-0.512cm" svg:width="2.551cm" svg:height="0.653cm" draw:z-index="2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28"/>
      <text:p text:style-name="P32">Exercice 3 :</text:p>
      <text:p text:style-name="P26">La fonction <draw:frame draw:style-name="fr1" draw:name="Objet78" text:anchor-type="as-char" svg:y="-0.407cm" svg:width="0.436cm" svg:height="0.506cm" draw:z-index="26"><draw:object xlink:href="./Object 78" xlink:type="simple" xlink:show="embed" xlink:actuate="onLoad"/><draw:image xlink:href="./ObjectReplacements/Object 78" xlink:type="simple" xlink:show="embed" xlink:actuate="onLoad"/><svg:desc>formule</svg:desc></draw:frame>définie sur <draw:frame draw:style-name="fr1" draw:name="Objet79" text:anchor-type="as-char" svg:y="-0.318cm" svg:width="0.577cm" svg:height="0.416cm" draw:z-index="27"><draw:object xlink:href="./Object 79" xlink:type="simple" xlink:show="embed" xlink:actuate="onLoad"/><draw:image xlink:href="./ObjectReplacements/Object 79" xlink:type="simple" xlink:show="embed" xlink:actuate="onLoad"/><svg:desc>formule</svg:desc></draw:frame>par <draw:frame draw:style-name="fr1" draw:name="Objet80" text:anchor-type="as-char" svg:y="-0.473cm" svg:width="3.406cm" svg:height="0.616cm" draw:z-index="28"><draw:object xlink:href="./Object 80" xlink:type="simple" xlink:show="embed" xlink:actuate="onLoad"/><draw:image xlink:href="./ObjectReplacements/Object 80" xlink:type="simple" xlink:show="embed" xlink:actuate="onLoad"/><svg:desc>formule</svg:desc></draw:frame>est deux fois dérivable sur <draw:frame draw:style-name="fr1" draw:name="Objet81" text:anchor-type="as-char" svg:y="-0.318cm" svg:width="0.577cm" svg:height="0.416cm" draw:z-index="29"><draw:object xlink:href="./Object 81" xlink:type="simple" xlink:show="embed" xlink:actuate="onLoad"/><draw:image xlink:href="./ObjectReplacements/Object 81" xlink:type="simple" xlink:show="embed" xlink:actuate="onLoad"/><svg:desc>formule</svg:desc></draw:frame><text:s/>.</text:p>
      <text:p text:style-name="P26">Calculer <draw:frame draw:style-name="fr1" draw:name="Objet82" text:anchor-type="as-char" svg:y="-0.473cm" svg:width="1.298cm" svg:height="0.616cm" draw:z-index="30"><draw:object xlink:href="./Object 82" xlink:type="simple" xlink:show="embed" xlink:actuate="onLoad"/><draw:image xlink:href="./ObjectReplacements/Object 82" xlink:type="simple" xlink:show="embed" xlink:actuate="onLoad"/><svg:desc>formule</svg:desc></draw:frame>.</text:p>
      <text:p text:style-name="P26"/>
      <text:p text:style-name="P10"><text:tab/></text:p>
      <text:p text:style-name="P33">Exercice <text:span text:style-name="T63">4</text:span>:</text:p>
      <text:p text:style-name="P38"><text:span text:style-name="T49">1. </text:span>Soit les fonctions <draw:frame draw:style-name="fr1" draw:name="Objet106" text:anchor-type="as-char" svg:y="-0.407cm" svg:width="0.436cm" svg:height="0.506cm" draw:z-index="35"><draw:object xlink:href="./Object 114" xlink:type="simple" xlink:show="embed" xlink:actuate="onLoad"/><draw:image xlink:href="./ObjectReplacements/Object 114" xlink:type="simple" xlink:show="embed" xlink:actuate="onLoad"/><svg:desc>formule</svg:desc></draw:frame><text:span text:style-name="T46">et </text:span><text:span text:style-name="T46"><draw:frame draw:style-name="fr1" draw:name="Objet107" text:anchor-type="as-char" svg:y="-0.407cm" svg:width="0.471cm" svg:height="0.506cm" draw:z-index="36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46">définies par </text:span><draw:frame draw:style-name="fr1" draw:name="Objet104" text:anchor-type="as-char" svg:y="-0.471cm" svg:width="2.08cm" svg:height="0.614cm" draw:z-index="31"><draw:object xlink:href="./Object 112" xlink:type="simple" xlink:show="embed" xlink:actuate="onLoad"/><draw:image xlink:href="./ObjectReplacements/Object 112" xlink:type="simple" xlink:show="embed" xlink:actuate="onLoad"/><svg:desc>formule</svg:desc></draw:frame><text:s/>et <draw:frame draw:style-name="fr1" draw:name="Objet105" text:anchor-type="as-char" svg:y="-0.473cm" svg:width="2.609cm" svg:height="0.616cm" draw:z-index="32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39"><text:span text:style-name="T46"><text:tab/>a. Préciser </text:span>le domaine de définition, <draw:frame draw:style-name="fr1" draw:name="Objet112" text:anchor-type="as-char" svg:y="-0.471cm" svg:width="1.173cm" svg:height="0.663cm" draw:z-index="33"><draw:object xlink:href="./Object 120" xlink:type="simple" xlink:show="embed" xlink:actuate="onLoad"/><draw:image xlink:href="./ObjectReplacements/Object 120" xlink:type="simple" xlink:show="embed" xlink:actuate="onLoad"/><svg:desc>formule</svg:desc></draw:frame>, de <draw:frame draw:style-name="fr1" draw:name="Objet110" text:anchor-type="as-char" svg:y="-0.471cm" svg:width="1.117cm" svg:height="0.586cm" draw:z-index="34"><draw:object xlink:href="./Object 116" xlink:type="simple" xlink:show="embed" xlink:actuate="onLoad"/><draw:image xlink:href="./ObjectReplacements/Object 116" xlink:type="simple" xlink:show="embed" xlink:actuate="onLoad"/><svg:desc>formule</svg:desc></draw:frame><text:span text:style-name="T46">puis déterminer explicitement </text:span><text:span text:style-name="T46"><draw:frame draw:style-name="fr1" draw:name="Objet108" text:anchor-type="as-char" svg:y="-0.517cm" svg:width="2.316cm" svg:height="0.681cm" draw:z-index="37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46">.</text:span></text:p>
      <text:p text:style-name="P36"><text:span text:style-name="T48"><text:tab/>b. Préciser </text:span><text:span text:style-name="T47">le domaine de définition, </text:span><text:span text:style-name="T47"><draw:frame draw:style-name="fr1" draw:name="Objet109" text:anchor-type="as-char" svg:y="-0.471cm" svg:width="1.173cm" svg:height="0.663cm" draw:z-index="38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47">, de </text:span><text:span text:style-name="T47"><draw:frame draw:style-name="fr1" draw:name="Objet116" text:anchor-type="as-char" svg:y="-0.471cm" svg:width="1.117cm" svg:height="0.586cm" draw:z-index="3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48">puis déterminer explicitement </text:span><text:span text:style-name="T48"><draw:frame draw:style-name="fr1" draw:name="Objet117" text:anchor-type="as-char" svg:y="-0.517cm" svg:width="2.316cm" svg:height="0.681cm" draw:z-index="40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46">.</text:span></text:p>
      <text:p text:style-name="P34"/>
      <text:p text:style-name="P40"><text:span text:style-name="T50">2</text:span><text:span text:style-name="T49">. </text:span>Soit les fonctions <draw:frame draw:style-name="fr1" draw:name="Objet111" text:anchor-type="as-char" svg:y="-0.407cm" svg:width="0.436cm" svg:height="0.506cm" draw:z-index="41"><draw:object xlink:href="./Object 119" xlink:type="simple" xlink:show="embed" xlink:actuate="onLoad"/><draw:image xlink:href="./ObjectReplacements/Object 119" xlink:type="simple" xlink:show="embed" xlink:actuate="onLoad"/><svg:desc>formule</svg:desc></draw:frame><text:span text:style-name="T46">et </text:span><text:span text:style-name="T46"><draw:frame draw:style-name="fr1" draw:name="Objet113" text:anchor-type="as-char" svg:y="-0.407cm" svg:width="0.471cm" svg:height="0.506cm" draw:z-index="42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6">définies par </text:span><draw:frame draw:style-name="fr1" draw:name="Objet114" text:anchor-type="as-char" svg:y="-0.67cm" svg:width="2.498cm" svg:height="1.08cm" draw:z-index="43"><draw:object xlink:href="./Object 122" xlink:type="simple" xlink:show="embed" xlink:actuate="onLoad"/><draw:image xlink:href="./ObjectReplacements/Object 122" xlink:type="simple" xlink:show="embed" xlink:actuate="onLoad"/><svg:desc>formule</svg:desc></draw:frame><text:s/>et <draw:frame draw:style-name="fr1" draw:name="Objet115" text:anchor-type="as-char" svg:y="-0.471cm" svg:width="2.117cm" svg:height="0.614cm" draw:z-index="44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P40"><text:span text:style-name="T46"><text:tab/>a. Préciser </text:span>le domaine de définition, <draw:frame draw:style-name="fr1" draw:name="Objet118" text:anchor-type="as-char" svg:y="-0.471cm" svg:width="1.173cm" svg:height="0.663cm" draw:z-index="45"><draw:object xlink:href="./Object 126" xlink:type="simple" xlink:show="embed" xlink:actuate="onLoad"/><draw:image xlink:href="./ObjectReplacements/Object 126" xlink:type="simple" xlink:show="embed" xlink:actuate="onLoad"/><svg:desc>formule</svg:desc></draw:frame>, de <draw:frame draw:style-name="fr1" draw:name="Objet119" text:anchor-type="as-char" svg:y="-0.471cm" svg:width="1.117cm" svg:height="0.586cm" draw:z-index="46"><draw:object xlink:href="./Object 127" xlink:type="simple" xlink:show="embed" xlink:actuate="onLoad"/><draw:image xlink:href="./ObjectReplacements/Object 127" xlink:type="simple" xlink:show="embed" xlink:actuate="onLoad"/><svg:desc>formule</svg:desc></draw:frame><text:span text:style-name="T46">puis déterminer explicitement </text:span><text:span text:style-name="T46"><draw:frame draw:style-name="fr1" draw:name="Objet120" text:anchor-type="as-char" svg:y="-0.517cm" svg:width="2.316cm" svg:height="0.681cm" draw:z-index="4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46">.</text:span></text:p>
      <text:p text:style-name="P37"><text:span text:style-name="T48"><text:tab/>b. Préciser </text:span><text:span text:style-name="T47">le domaine de définition, </text:span><text:span text:style-name="T47"><draw:frame draw:style-name="fr1" draw:name="Objet121" text:anchor-type="as-char" svg:y="-0.471cm" svg:width="1.173cm" svg:height="0.663cm" draw:z-index="48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47">, de </text:span><text:span text:style-name="T47"><draw:frame draw:style-name="fr1" draw:name="Objet122" text:anchor-type="as-char" svg:y="-0.471cm" svg:width="1.117cm" svg:height="0.586cm" draw:z-index="49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48">puis déterminer explicitement </text:span><text:span text:style-name="T48"><draw:frame draw:style-name="fr1" draw:name="Objet123" text:anchor-type="as-char" svg:y="-0.517cm" svg:width="2.316cm" svg:height="0.681cm" draw:z-index="50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46">.</text:span></text:p>
      <text:p text:style-name="P35"/>
      <text:p text:style-name="P59">Exercice <text:span text:style-name="T63">5</text:span>:</text:p>
      <text:p text:style-name="P60"><text:span text:style-name="T27">Étudier l</text:span>a fonction <draw:frame draw:style-name="fr1" draw:name="Objet74" text:anchor-type="as-char" svg:y="-0.407cm" svg:width="0.436cm" svg:height="0.506cm" draw:z-index="51"><draw:object xlink:href="./Object 1" xlink:type="simple" xlink:show="embed" xlink:actuate="onLoad"/><draw:image xlink:href="./ObjectReplacements/Object 1" xlink:type="simple" xlink:show="embed" xlink:actuate="onLoad"/><svg:desc>formula</svg:desc></draw:frame>défini<text:span text:style-name="T27">e par </text:span><text:span text:style-name="T27"><draw:frame draw:style-name="fr1" draw:name="Objet75" text:anchor-type="as-char" svg:y="-0.818cm" svg:width="3.052cm" svg:height="1.228cm" draw:z-index="5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3"><text:tab/></text:span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38f30a"/>
    </style:style>
    <style:style style:name="MT2" style:family="text">
      <style:text-properties officeooo:rsid="0153330a"/>
    </style:style>
    <style:style style:name="MT3" style:family="text">
      <style:text-properties officeooo:rsid="019b514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onctions </text:span><text:span text:style-name="MT2">compos</text:span>ées - <text:span text:style-name="MT3">Exercices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6.2$Linux_X86_64 LibreOffice_project/30$Build-2</meta:generator>
    <dc:date>2022-10-03T18:57:49.679636453</dc:date>
    <meta:editing-duration>P1DT12H7M36S</meta:editing-duration>
    <meta:editing-cycles>307</meta:editing-cycles>
    <meta:document-statistic meta:table-count="0" meta:image-count="0" meta:object-count="53" meta:page-count="1" meta:paragraph-count="26" meta:word-count="182" meta:character-count="1078" meta:non-whitespace-character-count="892"/>
  </office:meta>
</office:document-meta>
</file>

<file path=Object 1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11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i>x</mi>
          </msqrt>
        </mrow>
      </mrow>
    </mstyle>
    <annotation encoding="StarMath 5.0">bold {f(x)= sqrt x}</annotation>
  </semantics>
</math>
</file>

<file path=Object 113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>x</mi>
              <mn>2</mn>
            </msup>
            <mo stretchy="false">−</mo>
            <mn>4</mn>
          </mrow>
        </mrow>
      </mrow>
    </mstyle>
    <annotation encoding="StarMath 5.0">bold {g(x)= x^2 - 4}</annotation>
  </semantics>
</math>
</file>

<file path=Object 114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115/content.xml><?xml version="1.0" encoding="utf-8"?>
<math xmlns="http://www.w3.org/1998/Math/MathML" display="block">
  <semantics>
    <mstyle mathvariant="bold">
      <mi>g</mi>
    </mstyle>
    <annotation encoding="StarMath 5.0">bold {g}</annotation>
  </semantics>
</math>
</file>

<file path=Object 116/content.xml><?xml version="1.0" encoding="utf-8"?>
<math xmlns="http://www.w3.org/1998/Math/MathML" display="block">
  <semantics>
    <mstyle mathvariant="bold">
      <mrow>
        <mi>f</mi>
        <mo stretchy="false">∘</mo>
        <mi>g</mi>
      </mrow>
    </mstyle>
    <annotation encoding="StarMath 5.0">bold {f circ g}</annotation>
  </semantics>
</math>
</file>

<file path=Object 117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f</mi>
              <mo stretchy="false">∘</mo>
              <mi>g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f circ g)(x)}</annotation>
  </semantics>
</math>
</file>

<file path=Object 118/content.xml><?xml version="1.0" encoding="utf-8"?>
<math xmlns="http://www.w3.org/1998/Math/MathML" display="block">
  <semantics>
    <mstyle mathvariant="bold">
      <msub>
        <mi>D</mi>
        <mrow>
          <mi>g</mi>
          <mo stretchy="false">∘</mo>
          <mi>f</mi>
        </mrow>
      </msub>
    </mstyle>
    <annotation encoding="StarMath 5.0">bold {D_{g circ f}}</annotation>
  </semantics>
</math>
</file>

<file path=Object 119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120/content.xml><?xml version="1.0" encoding="utf-8"?>
<math xmlns="http://www.w3.org/1998/Math/MathML" display="block">
  <semantics>
    <mstyle mathvariant="bold">
      <msub>
        <mi>D</mi>
        <mrow>
          <mi>f</mi>
          <mo stretchy="false">∘</mo>
          <mi>g</mi>
        </mrow>
      </msub>
    </mstyle>
    <annotation encoding="StarMath 5.0">bold {D_{f circ g}}</annotation>
  </semantics>
</math>
</file>

<file path=Object 121/content.xml><?xml version="1.0" encoding="utf-8"?>
<math xmlns="http://www.w3.org/1998/Math/MathML" display="block">
  <semantics>
    <mstyle mathvariant="bold">
      <mi>g</mi>
    </mstyle>
    <annotation encoding="StarMath 5.0">bold {g}</annotation>
  </semantics>
</math>
</file>

<file path=Object 12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row>
              <mi>x</mi>
              <mo stretchy="false">−</mo>
              <mn>1</mn>
            </mrow>
            <mrow>
              <mi>x</mi>
              <mo stretchy="false">−</mo>
              <mn>2</mn>
            </mrow>
          </mfrac>
        </mrow>
      </mrow>
    </mstyle>
    <annotation encoding="StarMath 5.0">bold {f(x)= {x -1} over { x - 2}}</annotation>
  </semantics>
</math>
</file>

<file path=Object 123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i>x</mi>
          </msqrt>
        </mrow>
      </mrow>
    </mstyle>
    <annotation encoding="StarMath 5.0">bold {g(x)= sqrt x}</annotation>
  </semantics>
</math>
</file>

<file path=Object 124/content.xml><?xml version="1.0" encoding="utf-8"?>
<math xmlns="http://www.w3.org/1998/Math/MathML" display="block">
  <semantics>
    <mstyle mathvariant="bold">
      <mrow>
        <mi>g</mi>
        <mo stretchy="false">∘</mo>
        <mi>f</mi>
      </mrow>
    </mstyle>
    <annotation encoding="StarMath 5.0">bold {g circ f}</annotation>
  </semantics>
</math>
</file>

<file path=Object 125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g</mi>
              <mo stretchy="false">∘</mo>
              <mi>f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g circ f)(x)}</annotation>
  </semantics>
</math>
</file>

<file path=Object 126/content.xml><?xml version="1.0" encoding="utf-8"?>
<math xmlns="http://www.w3.org/1998/Math/MathML" display="block">
  <semantics>
    <mstyle mathvariant="bold">
      <msub>
        <mi>D</mi>
        <mrow>
          <mi>f</mi>
          <mo stretchy="false">∘</mo>
          <mi>g</mi>
        </mrow>
      </msub>
    </mstyle>
    <annotation encoding="StarMath 5.0">bold {D_{f circ g}}</annotation>
  </semantics>
</math>
</file>

<file path=Object 127/content.xml><?xml version="1.0" encoding="utf-8"?>
<math xmlns="http://www.w3.org/1998/Math/MathML" display="block">
  <semantics>
    <mstyle mathvariant="bold">
      <mrow>
        <mi>f</mi>
        <mo stretchy="false">∘</mo>
        <mi>g</mi>
      </mrow>
    </mstyle>
    <annotation encoding="StarMath 5.0">bold {f circ g}</annotation>
  </semantics>
</math>
</file>

<file path=Object 128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f</mi>
              <mo stretchy="false">∘</mo>
              <mi>g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f circ g)(x)}</annotation>
  </semantics>
</math>
</file>

<file path=Object 129/content.xml><?xml version="1.0" encoding="utf-8"?>
<math xmlns="http://www.w3.org/1998/Math/MathML" display="block">
  <semantics>
    <mstyle mathvariant="bold">
      <msub>
        <mi>D</mi>
        <mrow>
          <mi>g</mi>
          <mo stretchy="false">∘</mo>
          <mi>f</mi>
        </mrow>
      </msub>
    </mstyle>
    <annotation encoding="StarMath 5.0">bold {D_{g circ f}}</annotation>
  </semantics>
</math>
</file>

<file path=Object 130/content.xml><?xml version="1.0" encoding="utf-8"?>
<math xmlns="http://www.w3.org/1998/Math/MathML" display="block">
  <semantics>
    <mstyle mathvariant="bold">
      <mrow>
        <mi>g</mi>
        <mo stretchy="false">∘</mo>
        <mi>f</mi>
      </mrow>
    </mstyle>
    <annotation encoding="StarMath 5.0">bold {g circ f}</annotation>
  </semantics>
</math>
</file>

<file path=Object 131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g</mi>
              <mo stretchy="false">∘</mo>
              <mi>f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g circ f)(x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frac>
              <mrow>
                <mn>3</mn>
                <mi>x</mi>
              </mrow>
              <mrow>
                <mn>3</mn>
                <mrow>
                  <mi>x</mi>
                  <mo stretchy="false">+</mo>
                  <mn>2</mn>
                </mrow>
              </mrow>
            </mfrac>
          </msqrt>
        </mrow>
      </mrow>
    </mstyle>
    <annotation encoding="StarMath 5.0">bold {f(x) = sqrt{{3x} over {3x + 2}}}</annotation>
  </semantics>
</math>
</file>

<file path=Object 52/content.xml><?xml version="1.0" encoding="utf-8"?>
<math xmlns="http://www.w3.org/1998/Math/MathML" display="block">
  <semantics>
    <mstyle mathvariant="bold">
      <mi>u</mi>
    </mstyle>
    <annotation encoding="StarMath 5.0">bold {u}</annotation>
  </semantics>
</math>
</file>

<file path=Object 53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54/content.xml><?xml version="1.0" encoding="utf-8"?>
<math xmlns="http://www.w3.org/1998/Math/MathML" display="block">
  <semantics>
    <mstyle mathvariant="bold">
      <mrow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n>3</mn>
          </msup>
        </mrow>
      </mrow>
    </mstyle>
    <annotation encoding="StarMath 5.0">bold {u(x)=x^3}</annotation>
  </semantics>
</math>
</file>

<file path=Object 55/content.xml><?xml version="1.0" encoding="utf-8"?>
<math xmlns="http://www.w3.org/1998/Math/MathML" display="block">
  <semantics>
    <mstyle mathvariant="bold">
      <mi>v</mi>
    </mstyle>
    <annotation encoding="StarMath 5.0">bold {v}</annotation>
  </semantics>
</math>
</file>

<file path=Object 56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57/content.xml><?xml version="1.0" encoding="utf-8"?>
<math xmlns="http://www.w3.org/1998/Math/MathML" display="block">
  <semantics>
    <mstyle mathvariant="bold">
      <mrow>
        <mi>v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row>
          <mi>x</mi>
          <mo stretchy="false">−</mo>
          <mn>1</mn>
        </mrow>
      </mrow>
    </mstyle>
    <annotation encoding="StarMath 5.0">bold {v(x)=2 x -1}</annotation>
  </semantics>
</math>
</file>

<file path=Object 58/content.xml><?xml version="1.0" encoding="utf-8"?>
<math xmlns="http://www.w3.org/1998/Math/MathML" display="block">
  <semantics>
    <mstyle mathvariant="bold">
      <mi>w</mi>
    </mstyle>
    <annotation encoding="StarMath 5.0">bold {w}</annotation>
  </semantics>
</math>
</file>

<file path=Object 59/content.xml><?xml version="1.0" encoding="utf-8"?>
<math xmlns="http://www.w3.org/1998/Math/MathML" display="block">
  <semantics>
    <mstyle mathvariant="bold">
      <mrow>
        <mtext>[</mtext>
        <mn>0</mn>
        <mrow>
          <mi>;</mi>
          <mo stretchy="false">+</mo>
          <mi mathvariant="normal">∞</mi>
        </mrow>
        <mtext>[</mtext>
      </mrow>
    </mstyle>
    <annotation encoding="StarMath 5.0">bold {"["0;+infinity"["}</annotation>
  </semantics>
</math>
</file>

<file path=Object 60/content.xml><?xml version="1.0" encoding="utf-8"?>
<math xmlns="http://www.w3.org/1998/Math/MathML" display="block">
  <semantics>
    <mstyle mathvariant="bold">
      <mrow>
        <mi>w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i>x</mi>
          </msqrt>
        </mrow>
      </mrow>
    </mstyle>
    <annotation encoding="StarMath 5.0">bold {w(x)=sqrt x}</annotation>
  </semantics>
</math>
</file>

<file path=Object 61/content.xml><?xml version="1.0" encoding="utf-8"?>
<math xmlns="http://www.w3.org/1998/Math/MathML" display="block">
  <semantics>
    <mstyle mathvariant="bold">
      <mrow>
        <mi>u</mi>
        <mo stretchy="false">∘</mo>
        <mi>v</mi>
      </mrow>
    </mstyle>
    <annotation encoding="StarMath 5.0">bold {u circ v}</annotation>
  </semantics>
</math>
</file>

<file path=Object 62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u</mi>
              <mo stretchy="false">∘</mo>
              <mi>v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u circ v)(x)}</annotation>
  </semantics>
</math>
</file>

<file path=Object 63/content.xml><?xml version="1.0" encoding="utf-8"?>
<math xmlns="http://www.w3.org/1998/Math/MathML" display="block">
  <semantics>
    <mstyle mathvariant="bold">
      <mrow>
        <mi>v</mi>
        <mo stretchy="false">∘</mo>
        <mi>u</mi>
      </mrow>
    </mstyle>
    <annotation encoding="StarMath 5.0">bold {v circ u}</annotation>
  </semantics>
</math>
</file>

<file path=Object 64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u</mi>
              <mo stretchy="false">∘</mo>
              <mi>v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u circ v)(x)}</annotation>
  </semantics>
</math>
</file>

<file path=Object 65/content.xml><?xml version="1.0" encoding="utf-8"?>
<math xmlns="http://www.w3.org/1998/Math/MathML" display="block">
  <semantics>
    <mstyle mathvariant="bold">
      <mrow>
        <mi>v</mi>
        <mo stretchy="false">∘</mo>
        <mi>w</mi>
      </mrow>
    </mstyle>
    <annotation encoding="StarMath 5.0">bold {v circ w}</annotation>
  </semantics>
</math>
</file>

<file path=Object 66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v</mi>
              <mo stretchy="false">∘</mo>
              <mi>w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v circ w)(x)}</annotation>
  </semantics>
</math>
</file>

<file path=Object 67/content.xml><?xml version="1.0" encoding="utf-8"?>
<math xmlns="http://www.w3.org/1998/Math/MathML" display="block">
  <semantics>
    <mstyle mathvariant="bold">
      <mrow>
        <mi>w</mi>
        <mo stretchy="false">∘</mo>
        <mi>v</mi>
      </mrow>
    </mstyle>
    <annotation encoding="StarMath 5.0">bold {w circ v}</annotation>
  </semantics>
</math>
</file>

<file path=Object 68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w</mi>
              <mo stretchy="false">∘</mo>
              <mi>v</mi>
            </mrow>
          </mrow>
          <mo fence="true" form="postfix" stretchy="false">)</mo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(w circ v)(x)}</annotation>
  </semantics>
</math>
</file>

<file path=Object 69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70/content.xml><?xml version="1.0" encoding="utf-8"?>
<math xmlns="http://www.w3.org/1998/Math/MathML" display="block">
  <semantics>
    <mstyle mathvariant="bold">
      <mi>g</mi>
    </mstyle>
    <annotation encoding="StarMath 5.0">bold {g}</annotation>
  </semantics>
</math>
</file>

<file path=Object 71/content.xml><?xml version="1.0" encoding="utf-8"?>
<math xmlns="http://www.w3.org/1998/Math/MathML" display="block">
  <semantics>
    <mstyle mathvariant="bold">
      <mi>h</mi>
    </mstyle>
    <annotation encoding="StarMath 5.0">bold {h}</annotation>
  </semantics>
</math>
</file>

<file path=Object 72/content.xml><?xml version="1.0" encoding="utf-8"?>
<math xmlns="http://www.w3.org/1998/Math/MathML" display="block">
  <semantics>
    <mstyle mathvariant="bold">
      <mi>k</mi>
    </mstyle>
    <annotation encoding="StarMath 5.0">bold {k}</annotation>
  </semantics>
</math>
</file>

<file path=Object 73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74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+</mo>
                <mn>6</mn>
              </mrow>
            </mrow>
          </msqrt>
        </mrow>
      </mrow>
    </mstyle>
    <annotation encoding="StarMath 5.0">bold {f(x)= sqrt{x^2 + 4x + 6}}</annotation>
  </semantics>
</math>
</file>

<file path=Object 75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n>3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4</mn>
          </msup>
        </mrow>
      </mrow>
    </mstyle>
    <annotation encoding="StarMath 5.0">bold {g(x) = (3x -1)^4}</annotation>
  </semantics>
</math>
</file>

<file path=Object 76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sup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h(x)=1 over {(x^2 +1)^2}}</annotation>
  </semantics>
</math>
</file>

<file path=Object 77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e</mi>
            <mrow>
              <mrow>
                <mn>1</mn>
                <mo stretchy="false">−</mo>
                <mn>2</mn>
              </mrow>
              <msup>
                <mi>x</mi>
                <mn>2</mn>
              </msup>
            </mrow>
          </msup>
        </mrow>
      </mrow>
    </mstyle>
    <annotation encoding="StarMath 5.0">bold {k(x)= e^{1-2x^2}}</annotation>
  </semantics>
</math>
</file>

<file path=Object 78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79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80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i>x</mi>
                <mo stretchy="false">−</mo>
                <mn>1</mn>
              </mrow>
            </mrow>
            <mo fence="true" form="postfix" stretchy="false">)</mo>
          </mrow>
        </mrow>
        <msup>
          <mi>e</mi>
          <mrow>
            <mo stretchy="false">−</mo>
            <mi>x</mi>
          </mrow>
        </msup>
      </mrow>
    </mstyle>
    <annotation encoding="StarMath 5.0">bold {f(x) = (x-1)e^{-x}}</annotation>
  </semantics>
</math>
</file>

<file path=Object 81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82/content.xml><?xml version="1.0" encoding="utf-8"?>
<math xmlns="http://www.w3.org/1998/Math/MathML" display="block">
  <semantics>
    <mstyle mathvariant="bold">
      <mrow>
        <msup>
          <mi>f</mi>
          <mrow>
            <mi>'</mi>
            <mi>'</mi>
          </mrow>
        </msup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^{''}(x)}</annotation>
  </semantics>
</math>
</file>